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64cm"/>
    </style:style>
    <style:style style:name="co8" style:family="table-column">
      <style:table-column-properties fo:break-before="auto" style:column-width="0.65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5" table:default-cell-style-name="ce10"/>
        <table:table-column table:style-name="co5" table:number-columns-repeated="7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CONTEGGIO BUONI EDENRED</text:p>
          </table:table-cell>
          <table:table-cell table:number-columns-repeated="31"/>
        </table:table-row>
        <table:table-row table:style-name="ro4" table:number-rows-repeated="2">
          <table:table-cell table:number-columns-repeated="32"/>
        </table:table-row>
        <table:table-row table:style-name="ro4">
          <table:table-cell table:style-name="ce1" office:value-type="string" calcext:value-type="string">
            <text:p>DATA</text:p>
          </table:table-cell>
          <table:table-cell table:style-name="ce6" office:value-type="currency" office:currency="EUR" office:value="5.29" calcext:value-type="currency">
            <text:p>€ 5,29</text:p>
          </table:table-cell>
          <table:table-cell table:style-name="ce6" office:value-type="currency" office:currency="EUR" office:value="13.13" calcext:value-type="currency">
            <text:p>€ 13,13</text:p>
          </table:table-cell>
          <table:table-cell table:style-name="ce6" office:value-type="currency" office:currency="EUR" office:value="5" calcext:value-type="currency">
            <text:p>€ 5,00</text:p>
          </table:table-cell>
          <table:table-cell table:style-name="ce6" office:value-type="currency" office:currency="EUR" office:value="7" calcext:value-type="currency">
            <text:p>€ 7,00</text:p>
          </table:table-cell>
          <table:table-cell table:style-name="ce6" office:value-type="currency" office:currency="EUR" office:value="5.25" calcext:value-type="currency">
            <text:p>€ 5,25</text:p>
          </table:table-cell>
          <table:table-cell table:style-name="ce6" office:value-type="currency" office:currency="EUR" office:value="5.2" calcext:value-type="currency">
            <text:p>€ 5,20</text:p>
          </table:table-cell>
          <table:table-cell table:style-name="ce6" office:value-type="currency" office:currency="EUR" office:value="2.6" calcext:value-type="currency">
            <text:p>€ 2,60</text:p>
          </table:table-cell>
          <table:table-cell table:style-name="ce6" office:value-type="currency" office:currency="EUR" office:value="10" calcext:value-type="currency">
            <text:p>€ 10,00</text:p>
          </table:table-cell>
          <table:table-cell table:style-name="ce6" office:value-type="currency" office:currency="EUR" office:value="3.5" calcext:value-type="currency">
            <text:p>€ 3,50</text:p>
          </table:table-cell>
          <table:table-cell table:style-name="ce6" office:value-type="currency" office:currency="EUR" office:value="6.5" calcext:value-type="currency">
            <text:p>€ 6,50</text:p>
          </table:table-cell>
          <table:table-cell table:style-name="ce6" office:value-type="currency" office:currency="EUR" office:value="6.3" calcext:value-type="currency">
            <text:p>€ 6,30</text:p>
          </table:table-cell>
          <table:table-cell table:style-name="ce6" office:value-type="currency" office:currency="EUR" office:value="5.16" calcext:value-type="currency">
            <text:p>€ 5,16</text:p>
          </table:table-cell>
          <table:table-cell table:style-name="ce6" office:value-type="currency" office:currency="EUR" office:value="8.2" calcext:value-type="currency">
            <text:p>€ 8,20</text:p>
          </table:table-cell>
          <table:table-cell table:style-name="ce6" office:value-type="currency" office:currency="EUR" office:value="6.79" calcext:value-type="currency">
            <text:p>€ 6,79</text:p>
          </table:table-cell>
          <table:table-cell table:number-columns-repeated="17"/>
        </table:table-row>
        <table:table-row table:style-name="ro4">
          <table:table-cell table:style-name="ce2"/>
          <table:table-cell table:style-name="ce1" table:number-columns-repeated="14"/>
          <table:table-cell table:number-columns-repeated="17"/>
        </table:table-row>
        <table:table-row table:style-name="ro4">
          <table:table-cell table:style-name="ce3" office:value-type="date" office:date-value="2014-05-13" calcext:value-type="date">
            <text:p>13/05/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formula="of:=SUM([.B6:.O6])" office:value-type="float" office:value="9" calcext:value-type="float">
            <text:p>9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14" calcext:value-type="date">
            <text:p>14/05/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formula="of:=SUM([.B7:.O7])" office:value-type="float" office:value="10" calcext:value-type="float">
            <text:p>10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15" calcext:value-type="date">
            <text:p>15/05/1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10"/>
          <table:table-cell table:formula="of:=SUM([.B8:.O8])" office:value-type="float" office:value="7" calcext:value-type="float">
            <text:p>7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16" calcext:value-type="date">
            <text:p>16/05/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2"/>
          <table:table-cell table:formula="of:=SUM([.B9:.O9])" office:value-type="float" office:value="9" calcext:value-type="float">
            <text:p>9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19" calcext:value-type="date">
            <text:p>19/05/1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10:.O10])" office:value-type="float" office:value="8" calcext:value-type="float">
            <text:p>8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20" calcext:value-type="date">
            <text:p>20/05/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2"/>
          <table:table-cell table:formula="of:=SUM([.B11:.O11])" office:value-type="float" office:value="4" calcext:value-type="float">
            <text:p>4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21" calcext:value-type="date">
            <text:p>21/05/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12:.O12])" office:value-type="float" office:value="9" calcext:value-type="float">
            <text:p>9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22" calcext:value-type="date">
            <text:p>22/05/1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formula="of:=SUM([.B13:.O13])" office:value-type="float" office:value="11" calcext:value-type="float">
            <text:p>11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23" calcext:value-type="date">
            <text:p>23/05/1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formula="of:=SUM([.B14:.O14])" office:value-type="float" office:value="3" calcext:value-type="float">
            <text:p>3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26" calcext:value-type="date">
            <text:p>26/05/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formula="of:=SUM([.B15:.O15])" office:value-type="float" office:value="11" calcext:value-type="float">
            <text:p>11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27" calcext:value-type="date">
            <text:p>27/05/1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"/>
          <table:table-cell table:style-name="ce4" office:value-type="float" office:value="2" calcext:value-type="float">
            <text:p>2</text:p>
          </table:table-cell>
          <table:table-cell table:style-name="ce4"/>
          <table:table-cell table:formula="of:=SUM([.B16:.O16])" office:value-type="float" office:value="13" calcext:value-type="float">
            <text:p>13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28" calcext:value-type="date">
            <text:p>28/05/1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11"/>
          <table:table-cell table:formula="of:=SUM([.B17:.O17])" office:value-type="float" office:value="10" calcext:value-type="float">
            <text:p>10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29" calcext:value-type="date">
            <text:p>29/05/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18:.O18])" office:value-type="float" office:value="6" calcext:value-type="float">
            <text:p>6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30" calcext:value-type="date">
            <text:p>30/05/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19:.O19])" office:value-type="float" office:value="7" calcext:value-type="float">
            <text:p>7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5-31" calcext:value-type="date">
            <text:p>31/05/1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7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formula="of:=SUM([.B20:.O20])" office:value-type="float" office:value="6" calcext:value-type="float">
            <text:p>6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03" calcext:value-type="date">
            <text:p>03/06/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21:.O21])" office:value-type="float" office:value="10" calcext:value-type="float">
            <text:p>10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04" calcext:value-type="date">
            <text:p>04/06/1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formula="of:=SUM([.B22:.O22])" office:value-type="float" office:value="10" calcext:value-type="float">
            <text:p>10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05" calcext:value-type="date">
            <text:p>05/06/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2"/>
          <table:table-cell table:formula="of:=SUM([.B23:.O23])" office:value-type="float" office:value="8" calcext:value-type="float">
            <text:p>8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06" calcext:value-type="date">
            <text:p>06/06/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2"/>
          <table:table-cell table:formula="of:=SUM([.B24:.O24])" office:value-type="float" office:value="9" calcext:value-type="float">
            <text:p>9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10" calcext:value-type="date">
            <text:p>10/06/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formula="of:=SUM([.B25:.O25])" office:value-type="float" office:value="10" calcext:value-type="float">
            <text:p>10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11" calcext:value-type="date">
            <text:p>11/06/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formula="of:=SUM([.B26:.O26])" office:value-type="float" office:value="14" calcext:value-type="float">
            <text:p>14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12" calcext:value-type="date">
            <text:p>12/06/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27:.O27])" office:value-type="float" office:value="10" calcext:value-type="float">
            <text:p>10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13" calcext:value-type="date">
            <text:p>13/06/1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1"/>
          <table:table-cell table:formula="of:=SUM([.B28:.O28])" office:value-type="float" office:value="9" calcext:value-type="float">
            <text:p>9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16" calcext:value-type="date">
            <text:p>16/06/14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29:.O29])" office:value-type="float" office:value="15" calcext:value-type="float">
            <text:p>15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17" calcext:value-type="date">
            <text:p>17/06/1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12"/>
          <table:table-cell table:formula="of:=SUM([.B30:.O30])" office:value-type="float" office:value="4" calcext:value-type="float">
            <text:p>4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18" calcext:value-type="date">
            <text:p>18/06/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31:.O31])" office:value-type="float" office:value="6" calcext:value-type="float">
            <text:p>6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19" calcext:value-type="date">
            <text:p>19/06/1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float" office:value="2" calcext:value-type="float">
            <text:p>2</text:p>
          </table:table-cell>
          <table:table-cell table:style-name="ce4"/>
          <table:table-cell table:formula="of:=SUM([.B32:.O32])" office:value-type="float" office:value="8" calcext:value-type="float">
            <text:p>8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20" calcext:value-type="date">
            <text:p>20/06/1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3"/>
          <table:table-cell table:formula="of:=SUM([.B33:.O33])" office:value-type="float" office:value="4" calcext:value-type="float">
            <text:p>4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23" calcext:value-type="date">
            <text:p>23/06/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2"/>
          <table:table-cell table:formula="of:=SUM([.B34:.O34])" office:value-type="float" office:value="14" calcext:value-type="float">
            <text:p>14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24" calcext:value-type="date">
            <text:p>24/06/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35:.O35])" office:value-type="float" office:value="5" calcext:value-type="float">
            <text:p>5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25" calcext:value-type="date">
            <text:p>25/06/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2"/>
          <table:table-cell table:formula="of:=SUM([.B36:.O36])" office:value-type="float" office:value="11" calcext:value-type="float">
            <text:p>11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26" calcext:value-type="date">
            <text:p>26/06/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1"/>
          <table:table-cell table:formula="of:=SUM([.B37:.O37])" office:value-type="float" office:value="8" calcext:value-type="float">
            <text:p>8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27" calcext:value-type="date">
            <text:p>27/06/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2"/>
          <table:table-cell table:formula="of:=SUM([.B38:.O38])" office:value-type="float" office:value="5" calcext:value-type="float">
            <text:p>5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6-30" calcext:value-type="date">
            <text:p>30/06/1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1"/>
          <table:table-cell table:formula="of:=SUM([.B39:.O39])" office:value-type="float" office:value="7" calcext:value-type="float">
            <text:p>7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01" calcext:value-type="date">
            <text:p>01/07/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13"/>
          <table:table-cell table:formula="of:=SUM([.B40:.O40])" office:value-type="float" office:value="9" calcext:value-type="float">
            <text:p>9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02" calcext:value-type="date">
            <text:p>02/07/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2"/>
          <table:table-cell table:formula="of:=SUM([.B41:.O41])" office:value-type="float" office:value="5" calcext:value-type="float">
            <text:p>5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03" calcext:value-type="date">
            <text:p>03/07/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formula="of:=SUM([.B42:.O42])" office:value-type="float" office:value="11" calcext:value-type="float">
            <text:p>11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04" calcext:value-type="date">
            <text:p>04/07/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2"/>
          <table:table-cell table:formula="of:=SUM([.B43:.O43])" office:value-type="float" office:value="12" calcext:value-type="float">
            <text:p>12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05" calcext:value-type="date">
            <text:p>05/07/14</text:p>
          </table:table-cell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formula="of:=SUM([.B44:.O44])" office:value-type="float" office:value="1" calcext:value-type="float">
            <text:p>1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07" calcext:value-type="date">
            <text:p>07/07/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number-columns-repeated="17"/>
        </table:table-row>
        <table:table-row table:style-name="ro4">
          <table:table-cell table:style-name="ce3" office:value-type="date" office:date-value="2014-07-08" calcext:value-type="date">
            <text:p>08/07/1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2"/>
          <table:table-cell table:formula="of:=SUM([.B46:.O46])" office:value-type="float" office:value="8" calcext:value-type="float">
            <text:p>8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09" calcext:value-type="date">
            <text:p>09/07/1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3"/>
          <table:table-cell table:formula="of:=SUM([.B47:.O47])" office:value-type="float" office:value="4" calcext:value-type="float">
            <text:p>4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10" calcext:value-type="date">
            <text:p>10/07/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2"/>
          <table:table-cell table:formula="of:=SUM([.B48:.O48])" office:value-type="float" office:value="12" calcext:value-type="float">
            <text:p>12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11" calcext:value-type="date">
            <text:p>11/07/14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49:.O49])" office:value-type="float" office:value="8" calcext:value-type="float">
            <text:p>8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14" calcext:value-type="date">
            <text:p>14/07/1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50:.O50])" office:value-type="float" office:value="11" calcext:value-type="float">
            <text:p>11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15" calcext:value-type="date">
            <text:p>15/07/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formula="of:=SUM([.B51:.O51])" office:value-type="float" office:value="11" calcext:value-type="float">
            <text:p>11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16" calcext:value-type="date">
            <text:p>16/07/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2"/>
          <table:table-cell table:formula="of:=SUM([.B52:.O52])" office:value-type="float" office:value="8" calcext:value-type="float">
            <text:p>8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17" calcext:value-type="date">
            <text:p>17/07/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2"/>
          <table:table-cell table:formula="of:=SUM([.B53:.O53])" office:value-type="float" office:value="6" calcext:value-type="float">
            <text:p>6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18" calcext:value-type="date">
            <text:p>18/07/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2"/>
          <table:table-cell table:formula="of:=SUM([.B54:.O54])" office:value-type="float" office:value="7" calcext:value-type="float">
            <text:p>7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21" calcext:value-type="date">
            <text:p>21/07/14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formula="of:=SUM([.B55:.O55])" office:value-type="float" office:value="8" calcext:value-type="float">
            <text:p>8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22" calcext:value-type="date">
            <text:p>22/07/1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3"/>
          <table:table-cell table:formula="of:=SUM([.B56:.O56])" office:value-type="float" office:value="3" calcext:value-type="float">
            <text:p>3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23" calcext:value-type="date">
            <text:p>23/07/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2"/>
          <table:table-cell table:formula="of:=SUM([.B57:.O57])"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 table:style-name="ce3" office:value-type="date" office:date-value="2014-07-24" calcext:value-type="date">
            <text:p>24/07/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2"/>
          <table:table-cell table:formula="of:=SUM([.B58:.O58])" office:value-type="float" office:value="9" calcext:value-type="float">
            <text:p>9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25" calcext:value-type="date">
            <text:p>25/07/1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3"/>
          <table:table-cell table:formula="of:=SUM([.B59:.O59])" office:value-type="float" office:value="4" calcext:value-type="float">
            <text:p>4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26" calcext:value-type="date">
            <text:p>26/07/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3"/>
          <table:table-cell table:formula="of:=SUM([.B60:.O60])" office:value-type="float" office:value="1" calcext:value-type="float">
            <text:p>1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28" calcext:value-type="date">
            <text:p>28/07/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2"/>
          <table:table-cell table:formula="of:=SUM([.B61:.O61])" office:value-type="float" office:value="11" calcext:value-type="float">
            <text:p>11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29" calcext:value-type="date">
            <text:p>29/07/1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12"/>
          <table:table-cell table:formula="of:=SUM([.B62:.O62])" office:value-type="float" office:value="4" calcext:value-type="float">
            <text:p>4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30" calcext:value-type="date">
            <text:p>30/07/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2"/>
          <table:table-cell table:formula="of:=SUM([.B63:.O63])" office:value-type="float" office:value="10" calcext:value-type="float">
            <text:p>10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7-31" calcext:value-type="date">
            <text:p>31/07/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3"/>
          <table:table-cell table:formula="of:=SUM([.B64:.O64])" office:value-type="float" office:value="10" calcext:value-type="float">
            <text:p>10</text:p>
          </table:table-cell>
          <table:table-cell table:number-columns-repeated="16"/>
        </table:table-row>
        <table:table-row table:style-name="ro4">
          <table:table-cell table:style-name="ce3" office:value-type="date" office:date-value="2014-08-01" calcext:value-type="date">
            <text:p>01/08/1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2"/>
          <table:table-cell table:formula="of:=SUM([.B65:.O65])" office:value-type="float" office:value="8" calcext:value-type="float">
            <text:p>8</text:p>
          </table:table-cell>
          <table:table-cell table:number-columns-repeated="16"/>
        </table:table-row>
        <table:table-row table:style-name="ro3">
          <table:table-cell table:style-name="ce3" office:value-type="date" office:date-value="2014-08-04" calcext:value-type="date">
            <text:p>04/08/1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0"/>
          <table:table-cell table:style-name="ce4" office:value-type="float" office:value="1" calcext:value-type="float">
            <text:p>1</text:p>
          </table:table-cell>
          <table:table-cell table:formula="of:=SUM([.B66:.O66])" office:value-type="float" office:value="10" calcext:value-type="float">
            <text:p>10</text:p>
          </table:table-cell>
          <table:table-cell table:number-columns-repeated="16"/>
        </table:table-row>
        <table:table-row table:style-name="ro4">
          <table:table-cell table:style-name="ce3"/>
          <table:table-cell table:style-name="ce4" table:number-columns-repeated="14"/>
          <table:table-cell table:formula="of:=SUM([.B67:.O67])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table:style-name="ce3"/>
          <table:table-cell table:style-name="ce4" table:number-columns-repeated="14"/>
          <table:table-cell table:formula="of:=SUM([.B68:.O68])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table:style-name="ce3"/>
          <table:table-cell table:style-name="ce4" table:number-columns-repeated="14"/>
          <table:table-cell table:formula="of:=SUM([.B69:.O69])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table:style-name="ce3"/>
          <table:table-cell table:style-name="ce4" table:number-columns-repeated="14"/>
          <table:table-cell table:formula="of:=SUM([.B70:.O70])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table:style-name="ce3"/>
          <table:table-cell table:style-name="ce4" table:number-columns-repeated="14"/>
          <table:table-cell table:formula="of:=SUM([.B71:.O71])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table:style-name="ce3"/>
          <table:table-cell table:style-name="ce4" table:number-columns-repeated="14"/>
          <table:table-cell table:formula="of:=SUM([.B72:.O72])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table:style-name="ce3"/>
          <table:table-cell table:style-name="ce4" table:number-columns-repeated="14"/>
          <table:table-cell table:formula="of:=SUM([.B73:.O73])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table:style-name="ce4" table:number-columns-repeated="15"/>
          <table:table-cell table:formula="of:=SUM([.B74:.O74])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table:style-name="ce4" office:value-type="string" calcext:value-type="string">
            <text:p>TOTALI</text:p>
          </table:table-cell>
          <table:table-cell table:style-name="ce4" table:formula="of:=SUM([.B6:.B74])" office:value-type="float" office:value="372" calcext:value-type="float">
            <text:p>372</text:p>
          </table:table-cell>
          <table:table-cell table:style-name="ce4" table:formula="of:=SUM([.C5:.C74])" office:value-type="float" office:value="79" calcext:value-type="float">
            <text:p>79</text:p>
          </table:table-cell>
          <table:table-cell table:style-name="ce4" table:formula="of:=SUM([.D5:.D74])" office:value-type="float" office:value="19" calcext:value-type="float">
            <text:p>19</text:p>
          </table:table-cell>
          <table:table-cell table:style-name="ce4" table:formula="of:=SUM([.E5:.E74])" office:value-type="float" office:value="16" calcext:value-type="float">
            <text:p>16</text:p>
          </table:table-cell>
          <table:table-cell table:style-name="ce4" table:formula="of:=SUM([.F5:.F74])" office:value-type="float" office:value="1" calcext:value-type="float">
            <text:p>1</text:p>
          </table:table-cell>
          <table:table-cell table:style-name="ce4" table:formula="of:=SUM([.G6:.G74])" office:value-type="float" office:value="0" calcext:value-type="float">
            <text:p>0</text:p>
          </table:table-cell>
          <table:table-cell table:style-name="ce4" table:formula="of:=SUM([.H6:.H74])" office:value-type="float" office:value="0" calcext:value-type="float">
            <text:p>0</text:p>
          </table:table-cell>
          <table:table-cell table:style-name="ce4" table:formula="of:=SUM([.I6:.I74])" office:value-type="float" office:value="0" calcext:value-type="float">
            <text:p>0</text:p>
          </table:table-cell>
          <table:table-cell table:style-name="ce4" table:formula="of:=SUM([.J6:.J74])" office:value-type="float" office:value="9" calcext:value-type="float">
            <text:p>9</text:p>
          </table:table-cell>
          <table:table-cell table:style-name="ce4" table:formula="of:=SUM([.K6:.K74])" office:value-type="float" office:value="0" calcext:value-type="float">
            <text:p>0</text:p>
          </table:table-cell>
          <table:table-cell table:style-name="ce4" table:formula="of:=SUM([.L5:.L74])" office:value-type="float" office:value="0" calcext:value-type="float">
            <text:p>0</text:p>
          </table:table-cell>
          <table:table-cell table:style-name="ce4" table:formula="of:=SUM([.M5:.M24])" office:value-type="float" office:value="0" calcext:value-type="float">
            <text:p>0</text:p>
          </table:table-cell>
          <table:table-cell table:style-name="ce4" table:formula="of:=SUM([.N5:.N20])" office:value-type="float" office:value="2" calcext:value-type="float">
            <text:p>2</text:p>
          </table:table-cell>
          <table:table-cell table:style-name="ce4" table:formula="of:=SUM([.O5:.O74])" office:value-type="float" office:value="1" calcext:value-type="float">
            <text:p>1</text:p>
          </table:table-cell>
          <table:table-cell table:formula="of:=SUM([.B75:.O75])"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table:style-name="ce4" office:value-type="string" calcext:value-type="string">
            <text:p>IMP</text:p>
          </table:table-cell>
          <table:table-cell table:style-name="ce7" table:formula="of:=[.B4]*[.B75]" office:value-type="currency" office:currency="EUR" office:value="1967.88" calcext:value-type="currency">
            <text:p>€ 1.967,88</text:p>
          </table:table-cell>
          <table:table-cell table:style-name="ce7" table:formula="of:=[.C4]*[.C75]" office:value-type="currency" office:currency="EUR" office:value="1037.27" calcext:value-type="currency">
            <text:p>€ 1.037,27</text:p>
          </table:table-cell>
          <table:table-cell table:style-name="ce7" table:formula="of:=[.D4]*[.D75]" office:value-type="currency" office:currency="EUR" office:value="95" calcext:value-type="currency">
            <text:p>€ 95,00</text:p>
          </table:table-cell>
          <table:table-cell table:style-name="ce7" table:formula="of:=[.E4]*[.E75]" office:value-type="currency" office:currency="EUR" office:value="112" calcext:value-type="currency">
            <text:p>€ 112,00</text:p>
          </table:table-cell>
          <table:table-cell table:style-name="ce7" table:formula="of:=[.F4]*[.F75]" office:value-type="currency" office:currency="EUR" office:value="5.25" calcext:value-type="currency">
            <text:p>€ 5,25</text:p>
          </table:table-cell>
          <table:table-cell table:style-name="ce7" table:formula="of:=[.G4]*[.G75]" office:value-type="currency" office:currency="EUR" office:value="0" calcext:value-type="currency">
            <text:p>€ 0,00</text:p>
          </table:table-cell>
          <table:table-cell table:style-name="ce7" table:formula="of:=[.H4]*[.H75]" office:value-type="currency" office:currency="EUR" office:value="0" calcext:value-type="currency">
            <text:p>€ 0,00</text:p>
          </table:table-cell>
          <table:table-cell table:style-name="ce7" table:formula="of:=[.I4]*[.I75]" office:value-type="currency" office:currency="EUR" office:value="0" calcext:value-type="currency">
            <text:p>€ 0,00</text:p>
          </table:table-cell>
          <table:table-cell table:style-name="ce7" table:formula="of:=[.J4]*[.J75]" office:value-type="currency" office:currency="EUR" office:value="31.5" calcext:value-type="currency">
            <text:p>€ 31,50</text:p>
          </table:table-cell>
          <table:table-cell table:style-name="ce7" table:formula="of:=[.K4]*[.K75]" office:value-type="currency" office:currency="EUR" office:value="0" calcext:value-type="currency">
            <text:p>€ 0,00</text:p>
          </table:table-cell>
          <table:table-cell table:style-name="ce7" table:formula="of:=[.L4]*[.L75]" office:value-type="currency" office:currency="EUR" office:value="0" calcext:value-type="currency">
            <text:p>€ 0,00</text:p>
          </table:table-cell>
          <table:table-cell table:style-name="ce7" table:formula="of:=[.M4]*[.M75]" office:value-type="currency" office:currency="EUR" office:value="0" calcext:value-type="currency">
            <text:p>€ 0,00</text:p>
          </table:table-cell>
          <table:table-cell table:style-name="ce7" table:formula="of:=[.N4]*[.N75]" office:value-type="currency" office:currency="EUR" office:value="16.4" calcext:value-type="currency">
            <text:p>€ 16,40</text:p>
          </table:table-cell>
          <table:table-cell table:style-name="ce7" table:formula="of:=[.O75]*[.O4]" office:value-type="currency" office:currency="EUR" office:value="6.79" calcext:value-type="currency">
            <text:p>€ 6,79</text:p>
          </table:table-cell>
          <table:table-cell table:number-columns-repeated="17"/>
        </table:table-row>
        <table:table-row table:style-name="ro4" table:number-rows-repeated="2">
          <table:table-cell table:style-name="ce5" table:number-columns-repeated="15"/>
          <table:table-cell table:number-columns-repeated="17"/>
        </table:table-row>
        <table:table-row table:style-name="ro4">
          <table:table-cell table:style-name="ce4" office:value-type="string" calcext:value-type="string">
            <text:p>TOTALI</text:p>
          </table:table-cell>
          <table:table-cell table:style-name="ce8" table:formula="of:=SUM([.B76:.O76])" office:value-type="currency" office:currency="EUR" office:value="3272.09" calcext:value-type="currency" table:number-columns-spanned="2" table:number-rows-spanned="1">
            <text:p>€ 3.272,09</text:p>
          </table:table-cell>
          <table:covered-table-cell table:style-name="ce4"/>
          <table:table-cell table:style-name="ce9" table:formula="of:=SUM([.B75:.O75])" office:value-type="currency" office:currency="N°" office:value="499" calcext:value-type="currency">
            <text:p>N° 499</text:p>
          </table:table-cell>
          <table:table-cell table:style-name="ce5" table:number-columns-repeated="11"/>
          <table:table-cell table:number-columns-repeated="17"/>
        </table:table-row>
        <table:table-row table:style-name="ro4" table:number-rows-repeated="1048496">
          <table:table-cell table:number-columns-repeated="32"/>
        </table:table-row>
        <table:table-row table:style-name="ro4">
          <table:table-cell table:number-columns-repeated="32"/>
        </table:table-row>
      </table:table>
      <table:table table:name="Foglio2" table:style-name="ta1">
        <table:table-column table:style-name="co6" table:default-cell-style-name="Default"/>
        <table:table-row table:style-name="ro3">
          <table:table-cell/>
        </table:table-row>
      </table:table>
      <table:table table:name="Foglio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N° </number:text>
    </number:number-style>
    <number:currency-style style:name="N107P0" style:volatile="true">
      <number:currency-symbol number:language="it" number:country="IT">N°</number:currency-symbol>
      <number:text> </number:text>
      <number:number number:decimal-places="0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N°</number:currency-symbol>
      <number:text> </number:text>
      <number:number number:decimal-places="0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shadow="none" style:scale-to="11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7:55:57.61715612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food </meta:initial-creator>
    <meta:creation-date>2012-10-06T12:38:07</meta:creation-date>
    <dc:date>2014-08-05T17:58:02.785856696</dc:date>
    <meta:editing-duration>P9DT23H36M27S</meta:editing-duration>
    <meta:editing-cycles>485</meta:editing-cycles>
    <meta:generator>LibreOffice/4.2.4.2$Linux_X86_64 LibreOffice_project/420m0$Build-2</meta:generator>
    <meta:printed-by>camifood </meta:printed-by>
    <meta:print-date>2014-05-13T14:07:49</meta:print-date>
    <meta:document-statistic meta:table-count="3" meta:cell-count="321" meta:object-count="0"/>
  </office:meta>
</office:document-meta>
</file>